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NewPSMT" svg:font-family="CourierNewPSMT" style:font-family-generic="modern"/>
    <style:font-face style:name="Times-Roman" svg:font-family="Times-Roman, 'Times New Roman'" style:font-family-generic="roman"/>
    <style:font-face style:name="Arial1" svg:font-family="Arial" style:font-family-generic="swiss"/>
    <style:font-face style:name="ArialMT" svg:font-family="ArialM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style:use-window-font-color="true" style:font-name="Times-Roman" fo:font-size="13pt" style:font-name-asian="Times-Roman" style:font-size-asian="13pt" style:font-name-complex="Times-Roman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use-window-font-color="true" style:font-name="Arial" fo:font-size="12pt" style:font-name-asian="CourierNewPSMT" style:font-size-asian="12pt" style:font-name-complex="CourierNewPSMT" style:font-size-complex="12pt"/>
    </style:style>
    <style:style style:name="T7" style:family="text">
      <style:text-properties style:use-window-font-color="true" style:font-name="Arial" fo:font-size="12pt" fo:font-style="italic" style:font-name-asian="CourierNewPSMT" style:font-size-asian="12pt" style:font-style-asian="italic" style:font-name-complex="CourierNewPSMT" style:font-size-complex="12pt" style:font-style-complex="italic"/>
    </style:style>
    <style:style style:name="T8" style:family="text">
      <style:text-properties style:use-window-font-color="true" style:font-name="Arial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T9" style:family="text">
      <style:text-properties style:use-window-font-color="true" style:font-name="Arial" fo:font-size="10pt" fo:font-style="italic" style:font-name-asian="CourierNewPSMT" style:font-size-asian="10pt" style:font-style-asian="italic" style:font-name-complex="CourierNewPSMT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ensdag/Mercredi 12/10/11 Beursschouwburg</text:p>
      <text:p text:style-name="P1"/>
      <text:p text:style-name="P1">17:00 <text:s/>RITS presenteert/présente My Favourite Brussels Sound (www.myfbs.be)</text:p>
      <text:p text:style-name="P1">--------</text:p>
      <text:p text:style-name="Standard"><text:span text:style-name="T1">19:30 Justin Bennett (NL/GB)</text:span></text:p>
      <text:p text:style-name="Standard"><text:span text:style-name="T1">20:15 Eric la </text:span><text:span text:style-name="T4">Casa (F) &amp; P</text:span><text:span text:style-name="T6">hilip Samartzis (AUS)</text:span></text:p>
      <text:p text:style-name="P4">--------</text:p>
      <text:p text:style-name="P1">21:30 martiensgohome (B)</text:p>
      <text:p text:style-name="P1"/>
      <text:p text:style-name="P1"/>
      <text:p text:style-name="P1">Donderdag/Jeudi 13/10/11 Beursschouwburg</text:p>
      <text:p text:style-name="P1"/>
      <text:p text:style-name="Standard"><text:span text:style-name="T1">19:30 Peter Cusack (GB)</text:span></text:p>
      <text:p text:style-name="Standard"><text:span text:style-name="T1">20:15 Manu Holterbach (F)</text:span></text:p>
      <text:p text:style-name="Standard"><text:span text:style-name="T1">21:15 Anne Wellmer (NL/D)</text:span></text:p>
      <text:p text:style-name="Standard"><text:span text:style-name="T1">21:45 Mecha Orga (GR)</text:span></text:p>
      <text:p text:style-name="P1"/>
      <text:p text:style-name="P1">Vrijdag/Vendredi 14/10/11 Q-O2</text:p>
      <text:p text:style-name="P1"/>
      <text:p text:style-name="Standard"><text:span text:style-name="T1">18:00 Annea Lockwood (US)</text:span></text:p>
      <text:p text:style-name="Standard"><text:span text:style-name="T1">19:30 Els Viaene (B)</text:span></text:p>
      <text:p text:style-name="Standard"><text:span text:style-name="T1">20.30 Michael Pisaro (US)</text:span></text:p>
      <text:p text:style-name="Standard"><text:span text:style-name="T1">21.30 Pauwel de Buck (B)</text:span></text:p>
      <text:p text:style-name="P1"/>
      <text:p text:style-name="P1">Zaterdag/Samedi 15/10/11 Q-O2</text:p>
      <text:p text:style-name="P2"/>
      <text:p text:style-name="Standard"><text:span text:style-name="T1">14:00 artist talks</text:span></text:p>
      <text:p text:style-name="P1">16:15 Toshiya Tsunoda (JP) (video)</text:p>
      <text:p text:style-name="Standard"><text:span text:style-name="T1">16:45 Manfred Werder (CH)</text:span></text:p>
      <text:p text:style-name="Standard"><text:span text:style-name="T1">17:30 Lee Patterson (GB)</text:span></text:p>
      <text:p text:style-name="P1">--------</text:p>
      <text:p text:style-name="Standard"><text:span text:style-name="T4">20:00 Jez Riley French (GB)</text:span></text:p>
      <text:p text:style-name="Standard"><text:span text:style-name="T1">20:45 Jason Kahn (CH/US)</text:span></text:p>
      <text:p text:style-name="Standard"><text:span text:style-name="T1">21:30 Pali Meursault (F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NewPSMT" svg:font-family="CourierNewPSMT" style:font-family-generic="modern"/>
    <style:font-face style:name="Times-Roman" svg:font-family="Times-Roman, 'Times New Roman'" style:font-family-generic="roman"/>
    <style:font-face style:name="Arial1" svg:font-family="Arial" style:font-family-generic="swiss"/>
    <style:font-face style:name="ArialMT" svg:font-family="ArialM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a eckhardt</meta:initial-creator>
    <meta:creation-date>2011-08-25T09:13:21</meta:creation-date>
    <meta:editing-duration>P23DT22H39M56S</meta:editing-duration>
    <meta:generator>OpenOffice.org/3.3$Unix OpenOffice.org_project/330m20$Build-9567</meta:generator>
    <dc:date>2011-08-29T17:06:43</dc:date>
    <dc:creator>Ann Goossens</dc:creator>
    <meta:editing-cycles>4</meta:editing-cycles>
    <meta:document-statistic meta:table-count="0" meta:image-count="0" meta:object-count="0" meta:page-count="1" meta:paragraph-count="26" meta:word-count="101" meta:character-count="703"/>
  </office:meta>
</office:document-meta>
</file>